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0f9" officeooo:paragraph-rsid="0012a0f9"/>
    </style:style>
    <style:style style:name="P2" style:family="paragraph" style:parent-style-name="Standard">
      <style:text-properties officeooo:rsid="0013f892" officeooo:paragraph-rsid="0013f892"/>
    </style:style>
    <style:style style:name="P3" style:family="paragraph" style:parent-style-name="Standard">
      <style:text-properties officeooo:rsid="001447ab" officeooo:paragraph-rsid="001447ab"/>
    </style:style>
    <style:style style:name="P4" style:family="paragraph" style:parent-style-name="Standard">
      <style:text-properties officeooo:rsid="00155b6b" officeooo:paragraph-rsid="00155b6b"/>
    </style:style>
    <style:style style:name="P5" style:family="paragraph" style:parent-style-name="Standard">
      <style:text-properties officeooo:rsid="00164aa5" officeooo:paragraph-rsid="00164aa5"/>
    </style:style>
    <style:style style:name="P6" style:family="paragraph" style:parent-style-name="Standard">
      <style:text-properties officeooo:rsid="00171315" officeooo:paragraph-rsid="00171315"/>
    </style:style>
    <style:style style:name="P7" style:family="paragraph" style:parent-style-name="Standard">
      <style:text-properties officeooo:rsid="001a1282" officeooo:paragraph-rsid="001a1282"/>
    </style:style>
    <style:style style:name="T1" style:family="text">
      <style:text-properties officeooo:rsid="0018b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TISSIMA</text:p>
      <text:p text:style-name="P1">intégration plugin jquery tooltip</text:p>
      <text:p text:style-name="P1">intégration plugin tinymce (add block may also like)</text:p>
      <text:p text:style-name="P7">Gestion des tickets</text:p>
      <text:p text:style-name="P1"/>
      <text:p text:style-name="P1">LES TRIBUS DE PARIS</text:p>
      <text:p text:style-name="P2"><text:span text:style-name="T1">Développement</text:span> de la partie « Mon espace »</text:p>
      <text:p text:style-name="P1"/>
      <text:p text:style-name="P1"/>
      <text:p text:style-name="P1">XBOXMAG</text:p>
      <text:p text:style-name="P1"/>
      <text:p text:style-name="P3">scrap achievement</text:p>
      <text:p text:style-name="P4">edite profil page </text:p>
      <text:p text:style-name="P5">algo rank game</text:p>
      <text:p text:style-name="P6">sync phpbb wordpres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3:06:58.260290887</meta:creation-date>
    <dc:date>2014-05-17T11:25:40.434613654</dc:date>
    <meta:editing-duration>P1DT12H6M5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1" meta:paragraph-count="11" meta:word-count="40" meta:character-count="250" meta:non-whitespace-character-count="220"/>
  </office:meta>
</office:document-meta>
</file>